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48">
      <style:table-cell-properties fo:background-color="transparent"/>
    </style:style>
    <style:style style:name="ce4" style:family="table-cell" style:parent-style-name="Default" style:data-style-name="N48">
      <style:table-cell-properties fo:background-color="transparent"/>
      <style:text-properties fo:color="#000000"/>
    </style:style>
    <style:style style:name="ce5" style:family="table-cell" style:parent-style-name="Default" style:data-style-name="N48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string" table:style-name="ce1">
            <text:p>2.40_2_1</text:p>
          </table:table-cell>
          <table:table-cell office:value-type="string" table:style-name="ce1">
            <text:p>2.40_2_2</text:p>
          </table:table-cell>
          <table:table-cell table:number-columns-repeated="2" table:style-name="ce1"/>
          <table:table-cell office:value-type="string" table:style-name="ce1">
            <text:p>2.48_2_1</text:p>
          </table:table-cell>
          <table:table-cell office:value-type="string" table:style-name="ce1">
            <text:p>2.48_2_2</text:p>
          </table:table-cell>
          <table:table-cell table:number-columns-repeated="2" table:style-name="ce1"/>
          <table:table-cell office:value-type="string" table:style-name="ce1">
            <text:p>2.56_2_1</text:p>
          </table:table-cell>
          <table:table-cell office:value-type="string" table:style-name="ce1">
            <text:p>2.56_2_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aze&amp;hojyo</text:p>
          </table:table-cell>
          <table:table-cell office:value-type="string" table:style-name="ce1">
            <text:p>hojyo</text:p>
          </table:table-cell>
          <table:table-cell office:value-type="string" table:style-name="ce1">
            <text:p>aze</text:p>
          </table:table-cell>
          <table:table-cell table:style-name="ce1"/>
          <table:table-cell office:value-type="string" table:style-name="ce1">
            <text:p>aze&amp;hojyo</text:p>
          </table:table-cell>
          <table:table-cell office:value-type="string" table:style-name="ce1">
            <text:p>hojyo</text:p>
          </table:table-cell>
          <table:table-cell office:value-type="string" table:style-name="ce1">
            <text:p>aze</text:p>
          </table:table-cell>
          <table:table-cell table:style-name="ce1"/>
          <table:table-cell office:value-type="string" table:style-name="ce1">
            <text:p>aze&amp;hojyo</text:p>
          </table:table-cell>
          <table:table-cell office:value-type="string" table:style-name="ce1">
            <text:p>hojyo</text:p>
          </table:table-cell>
          <table:table-cell office:value-type="string" table:style-name="ce1">
            <text:p>aze</text:p>
          </table:table-cell>
          <table:table-cell table:style-name="ce1"/>
          <table:table-cell office:value-type="float" office:value="6.1945701357466065" table:formula="of:=1369/221" table:style-name="ce1">
            <text:p>6.19457013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lack</text:p>
          </table:table-cell>
          <table:table-cell office:value-type="float" office:value="454581" table:style-name="ce1">
            <text:p>454581</text:p>
          </table:table-cell>
          <table:table-cell office:value-type="float" office:value="410425" table:style-name="ce1">
            <text:p>410425</text:p>
          </table:table-cell>
          <table:table-cell office:value-type="float" office:value="44156" table:formula="of:=[.B3]-[.C3]" table:style-name="ce1">
            <text:p>44156</text:p>
          </table:table-cell>
          <table:table-cell table:style-name="ce1"/>
          <table:table-cell office:value-type="float" office:value="466216" table:style-name="ce1">
            <text:p>466216</text:p>
          </table:table-cell>
          <table:table-cell office:value-type="float" office:value="426709" table:style-name="ce1">
            <text:p>426709</text:p>
          </table:table-cell>
          <table:table-cell office:value-type="float" office:value="39507" table:formula="of:=[.F3]-[.G3]" table:style-name="ce1">
            <text:p>39507</text:p>
          </table:table-cell>
          <table:table-cell table:style-name="ce1"/>
          <table:table-cell office:value-type="float" office:value="442052" table:style-name="ce1">
            <text:p>442052</text:p>
          </table:table-cell>
          <table:table-cell office:value-type="float" office:value="410333" table:style-name="ce1">
            <text:p>410333</text:p>
          </table:table-cell>
          <table:table-cell office:value-type="float" office:value="31719" table:formula="of:=[.J3]-[.K3]" table:style-name="ce1">
            <text:p>3171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ite</text:p>
          </table:table-cell>
          <table:table-cell office:value-type="float" office:value="45729" table:style-name="ce1">
            <text:p>45729</text:p>
          </table:table-cell>
          <table:table-cell office:value-type="float" office:value="3975" table:style-name="ce1">
            <text:p>3975</text:p>
          </table:table-cell>
          <table:table-cell office:value-type="float" office:value="41754" table:formula="of:=[.B4]-[.C4]" table:style-name="ce1">
            <text:p>41754</text:p>
          </table:table-cell>
          <table:table-cell table:style-name="ce1"/>
          <table:table-cell office:value-type="float" office:value="63896" table:style-name="ce1">
            <text:p>63896</text:p>
          </table:table-cell>
          <table:table-cell office:value-type="float" office:value="9831" table:style-name="ce1">
            <text:p>9831</text:p>
          </table:table-cell>
          <table:table-cell office:value-type="float" office:value="54065" table:formula="of:=[.F4]-[.G4]" table:style-name="ce1">
            <text:p>54065</text:p>
          </table:table-cell>
          <table:table-cell table:style-name="ce1"/>
          <table:table-cell office:value-type="float" office:value="93778" table:style-name="ce1">
            <text:p>93778</text:p>
          </table:table-cell>
          <table:table-cell office:value-type="float" office:value="30503" table:style-name="ce1">
            <text:p>30503</text:p>
          </table:table-cell>
          <table:table-cell office:value-type="float" office:value="63275" table:formula="of:=[.J4]-[.K4]" table:style-name="ce1">
            <text:p>632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ll</text:p>
          </table:table-cell>
          <table:table-cell office:value-type="float" office:value="500310" table:style-name="ce1">
            <text:p>500310</text:p>
          </table:table-cell>
          <table:table-cell office:value-type="float" office:value="414400" table:style-name="ce1">
            <text:p>414400</text:p>
          </table:table-cell>
          <table:table-cell office:value-type="float" office:value="85910" table:formula="of:=[.B5]-[.C5]" table:style-name="ce1">
            <text:p>85910</text:p>
          </table:table-cell>
          <table:table-cell table:style-name="ce1"/>
          <table:table-cell office:value-type="float" office:value="530112" table:style-name="ce1">
            <text:p>530112</text:p>
          </table:table-cell>
          <table:table-cell office:value-type="float" office:value="436540" table:style-name="ce1">
            <text:p>436540</text:p>
          </table:table-cell>
          <table:table-cell office:value-type="float" office:value="93572" table:formula="of:=[.F5]-[.G5]" table:style-name="ce1">
            <text:p>93572</text:p>
          </table:table-cell>
          <table:table-cell table:style-name="ce1"/>
          <table:table-cell office:value-type="float" office:value="535830" table:style-name="ce1">
            <text:p>535830</text:p>
          </table:table-cell>
          <table:table-cell office:value-type="float" office:value="440836" table:style-name="ce1">
            <text:p>440836</text:p>
          </table:table-cell>
          <table:table-cell office:value-type="float" office:value="94994" table:formula="of:=[.J5]-[.K5]" table:style-name="ce1">
            <text:p>94994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ackrato</text:p>
          </table:table-cell>
          <table:table-cell office:value-type="float" office:value="0.90859866882532825" table:formula="of:=[.B3]/[.B5]" table:style-name="ce3">
            <text:p>0.909<text:s/></text:p>
          </table:table-cell>
          <table:table-cell office:value-type="float" office:value="0.99040781853281856" table:formula="of:=[.C3]/[.C5]" table:style-name="ce3">
            <text:p>0.990<text:s/></text:p>
          </table:table-cell>
          <table:table-cell office:value-type="float" office:value="0.51397974624607146" table:formula="of:=[.D3]/[.D5]" table:style-name="ce4">
            <text:p>0.514<text:s/></text:p>
          </table:table-cell>
          <table:table-cell table:style-name="ce3"/>
          <table:table-cell office:value-type="float" office:value="0.87946698056259809" table:formula="of:=[.F3]/[.F5]" table:style-name="ce3">
            <text:p>0.879<text:s/></text:p>
          </table:table-cell>
          <table:table-cell office:value-type="float" office:value="0.97747972694369356" table:formula="of:=[.G3]/[.G5]" table:style-name="ce3">
            <text:p>0.977<text:s/></text:p>
          </table:table-cell>
          <table:table-cell office:value-type="float" office:value="0.42220963536100542" table:formula="of:=[.H3]/[.H5]" table:style-name="ce4">
            <text:p>0.422<text:s/></text:p>
          </table:table-cell>
          <table:table-cell table:style-name="ce3"/>
          <table:table-cell office:value-type="float" office:value="0.82498553645745853" table:formula="of:=[.J3]/[.J5]" table:style-name="ce3">
            <text:p>0.825<text:s/></text:p>
          </table:table-cell>
          <table:table-cell office:value-type="float" office:value="0.93080646771134845" table:formula="of:=[.K3]/[.K5]" table:style-name="ce3">
            <text:p>0.931<text:s/></text:p>
          </table:table-cell>
          <table:table-cell office:value-type="float" office:value="0.33390529928205992" table:formula="of:=[.L3]/[.L5]" table:style-name="ce4">
            <text:p>0.334<text:s/>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whiterato</text:p>
          </table:table-cell>
          <table:table-cell office:value-type="float" office:value="9.140133117467171E-2" table:formula="of:=[.B4]/[.B5]" table:style-name="ce5">
            <text:p>0.091<text:s/></text:p>
          </table:table-cell>
          <table:table-cell office:value-type="float" office:value="9.5921814671814671E-3" table:formula="of:=[.C4]/[.C5]" table:style-name="ce5">
            <text:p>0.010<text:s/></text:p>
          </table:table-cell>
          <table:table-cell office:value-type="float" office:value="0.48602025375392854" table:formula="of:=[.D4]/[.D5]" table:style-name="ce5">
            <text:p>0.486<text:s/></text:p>
          </table:table-cell>
          <table:table-cell table:style-name="ce5"/>
          <table:table-cell office:value-type="float" office:value="0.12053301943740191" table:formula="of:=[.F4]/[.F5]" table:style-name="ce5">
            <text:p>0.121<text:s/></text:p>
          </table:table-cell>
          <table:table-cell office:value-type="float" office:value="2.2520273056306408E-2" table:formula="of:=[.G4]/[.G5]" table:style-name="ce5">
            <text:p>0.023<text:s/></text:p>
          </table:table-cell>
          <table:table-cell office:value-type="float" office:value="0.57779036463899458" table:formula="of:=[.H4]/[.H5]" table:style-name="ce5">
            <text:p>0.578<text:s/></text:p>
          </table:table-cell>
          <table:table-cell table:style-name="ce5"/>
          <table:table-cell office:value-type="float" office:value="0.17501446354254147" table:formula="of:=[.J4]/[.J5]" table:style-name="ce5">
            <text:p>0.175<text:s/></text:p>
          </table:table-cell>
          <table:table-cell office:value-type="float" office:value="6.9193532288651563E-2" table:formula="of:=[.K4]/[.K5]" table:style-name="ce5">
            <text:p>0.069<text:s/></text:p>
          </table:table-cell>
          <table:table-cell office:value-type="float" office:value="0.66609470071794008" table:formula="of:=[.L4]/[.L5]" table:style-name="ce5">
            <text:p>0.666<text:s/></text:p>
          </table:table-cell>
          <table:table-cell table:number-columns-repeated="16372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number-style style:name="N48">
      <number:number number:decimal-places="3" number:min-decimal-places="3" number:min-integer-digits="1"/>
      <number:text> </number:text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inaho tamura</dc:creator>
    <meta:creation-date>2024-01-27T20:29:50Z</meta:creation-date>
    <dc:date>2024-01-28T16:11:39Z</dc:date>
    <meta:editing-cycles>1</meta:editing-cycles>
    <meta:editing-duration>PT334S</meta:editing-duration>
  </office:meta>
</office:document-meta>
</file>